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0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 style:data-style-name="N1"/>
    <style:style style:name="ce3" style:family="table-cell" style:parent-style-name="Default" style:data-style-name="N2"/>
  </office:automatic-styles>
  <office:body>
    <office:spreadsheet>
      <table:calculation-settings table:automatic-find-labels="false"/>
      <table:table table:name="not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3"/>
        <table:table-row table:style-name="ro1">
          <table:table-cell office:value-type="string" calcext:value-type="string">
            <text:p>student_id</text:p>
          </table:table-cell>
          <table:table-cell office:value-type="string" calcext:value-type="string">
            <text:p>class_id</text:p>
          </table:table-cell>
          <table:table-cell office:value-type="string" calcext:value-type="string">
            <text:p>nom_interro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eacher_id</text:p>
          </table:table-cell>
          <table:table-cell table:style-name="Default" office:value-type="string" calcext:value-type="string">
            <text:p>note</text:p>
          </table:table-cell>
          <table:table-cell office:value-type="string" calcext:value-type="string">
            <text:p>coeff</text:p>
          </table:table-cell>
          <table:table-cell table:style-name="Default" office:value-type="string" calcext:value-type="string">
            <text:p>moyenn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ytgyuh</text:p>
          </table:table-cell>
          <table:table-cell office:value-type="date" office:date-value="2016-02-18" calcext:value-type="date">
            <text:p>2016-02-18</text:p>
          </table:table-cell>
          <table:table-cell office:value-type="float" office:value="2" calcext:value-type="float">
            <text:p>2</text:p>
          </table:table-cell>
          <table:table-cell table:formula="of:=RAND()*20" office:value-type="float" office:value="7.02864075312391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SUM([.$F$2:.$F$9])/8" office:value-type="float" office:value="10.6458833510987" calcext:value-type="float">
            <text:p>10,6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ytgyuh</text:p>
          </table:table-cell>
          <table:table-cell office:value-type="date" office:date-value="2016-02-18" calcext:value-type="date">
            <text:p>2016-02-18</text:p>
          </table:table-cell>
          <table:table-cell office:value-type="float" office:value="2" calcext:value-type="float">
            <text:p>2</text:p>
          </table:table-cell>
          <table:table-cell table:formula="of:=RAND()*20" office:value-type="float" office:value="4.78001693962142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SUM([.$F$2:.$F$9])/8" office:value-type="float" office:value="10.6458833510987" calcext:value-type="float">
            <text:p>10,6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ytgyuh</text:p>
          </table:table-cell>
          <table:table-cell office:value-type="date" office:date-value="2016-02-18" calcext:value-type="date">
            <text:p>2016-02-18</text:p>
          </table:table-cell>
          <table:table-cell office:value-type="float" office:value="2" calcext:value-type="float">
            <text:p>2</text:p>
          </table:table-cell>
          <table:table-cell table:formula="of:=RAND()*20" office:value-type="float" office:value="18.770019223447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SUM([.$F$2:.$F$9])/8" office:value-type="float" office:value="10.6458833510987" calcext:value-type="float">
            <text:p>10,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ytgyuh</text:p>
          </table:table-cell>
          <table:table-cell office:value-type="date" office:date-value="2016-02-18" calcext:value-type="date">
            <text:p>2016-02-18</text:p>
          </table:table-cell>
          <table:table-cell office:value-type="float" office:value="2" calcext:value-type="float">
            <text:p>2</text:p>
          </table:table-cell>
          <table:table-cell table:formula="of:=RAND()*20" office:value-type="float" office:value="13.7282136944123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SUM([.$F$2:.$F$9])/8" office:value-type="float" office:value="10.6458833510987" calcext:value-type="float">
            <text:p>10,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ytgyuh</text:p>
          </table:table-cell>
          <table:table-cell office:value-type="date" office:date-value="2016-02-18" calcext:value-type="date">
            <text:p>2016-02-18</text:p>
          </table:table-cell>
          <table:table-cell office:value-type="float" office:value="2" calcext:value-type="float">
            <text:p>2</text:p>
          </table:table-cell>
          <table:table-cell table:formula="of:=RAND()*20" office:value-type="float" office:value="11.2959304521792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SUM([.$F$2:.$F$9])/8" office:value-type="float" office:value="10.6458833510987" calcext:value-type="float">
            <text:p>10,6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ytgyuh</text:p>
          </table:table-cell>
          <table:table-cell office:value-type="date" office:date-value="2016-02-18" calcext:value-type="date">
            <text:p>2016-02-18</text:p>
          </table:table-cell>
          <table:table-cell office:value-type="float" office:value="2" calcext:value-type="float">
            <text:p>2</text:p>
          </table:table-cell>
          <table:table-cell table:formula="of:=RAND()*20" office:value-type="float" office:value="13.2523759477772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SUM([.$F$2:.$F$9])/8" office:value-type="float" office:value="10.6458833510987" calcext:value-type="float">
            <text:p>10,6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ytgyuh</text:p>
          </table:table-cell>
          <table:table-cell office:value-type="date" office:date-value="2016-02-18" calcext:value-type="date">
            <text:p>2016-02-18</text:p>
          </table:table-cell>
          <table:table-cell office:value-type="float" office:value="2" calcext:value-type="float">
            <text:p>2</text:p>
          </table:table-cell>
          <table:table-cell table:formula="of:=RAND()*20" office:value-type="float" office:value="3.94212004030123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SUM([.$F$2:.$F$9])/8" office:value-type="float" office:value="10.6458833510987" calcext:value-type="float">
            <text:p>10,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ytgyuh</text:p>
          </table:table-cell>
          <table:table-cell office:value-type="date" office:date-value="2016-02-18" calcext:value-type="date">
            <text:p>2016-02-18</text:p>
          </table:table-cell>
          <table:table-cell office:value-type="float" office:value="2" calcext:value-type="float">
            <text:p>2</text:p>
          </table:table-cell>
          <table:table-cell table:formula="of:=RAND()*20" office:value-type="float" office:value="12.3697497579269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SUM([.$F$2:.$F$9])/8" office:value-type="float" office:value="10.6458833510987" calcext:value-type="float">
            <text:p>10,6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zexrtcyvu</text:p>
          </table:table-cell>
          <table:table-cell office:value-type="date" office:date-value="2016-02-19" calcext:value-type="date">
            <text:p>2016-02-19</text:p>
          </table:table-cell>
          <table:table-cell office:value-type="float" office:value="2" calcext:value-type="float">
            <text:p>2</text:p>
          </table:table-cell>
          <table:table-cell table:formula="of:=RAND()*20" office:value-type="float" office:value="15.6724557769485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SUM([.$F$10:.$F$17])/8" office:value-type="float" office:value="10.3660372650484" calcext:value-type="float">
            <text:p>10,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zexrtcyvu</text:p>
          </table:table-cell>
          <table:table-cell office:value-type="date" office:date-value="2016-02-19" calcext:value-type="date">
            <text:p>2016-02-19</text:p>
          </table:table-cell>
          <table:table-cell office:value-type="float" office:value="2" calcext:value-type="float">
            <text:p>2</text:p>
          </table:table-cell>
          <table:table-cell table:formula="of:=RAND()*20" office:value-type="float" office:value="10.9653870598413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SUM([.$F$10:.$F$17])/8" office:value-type="float" office:value="10.3660372650484" calcext:value-type="float">
            <text:p>10,3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zexrtcyvu</text:p>
          </table:table-cell>
          <table:table-cell office:value-type="date" office:date-value="2016-02-19" calcext:value-type="date">
            <text:p>2016-02-19</text:p>
          </table:table-cell>
          <table:table-cell office:value-type="float" office:value="2" calcext:value-type="float">
            <text:p>2</text:p>
          </table:table-cell>
          <table:table-cell table:formula="of:=RAND()*20" office:value-type="float" office:value="2.33293017139658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$F$10:.$F$17])/8" office:value-type="float" office:value="10.3660372650484" calcext:value-type="float">
            <text:p>10,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zexrtcyvu</text:p>
          </table:table-cell>
          <table:table-cell office:value-type="date" office:date-value="2016-02-19" calcext:value-type="date">
            <text:p>2016-02-19</text:p>
          </table:table-cell>
          <table:table-cell office:value-type="float" office:value="2" calcext:value-type="float">
            <text:p>2</text:p>
          </table:table-cell>
          <table:table-cell table:formula="of:=RAND()*20" office:value-type="float" office:value="13.665508406702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SUM([.$F$10:.$F$17])/8" office:value-type="float" office:value="10.3660372650484" calcext:value-type="float">
            <text:p>10,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zexrtcyvu</text:p>
          </table:table-cell>
          <table:table-cell office:value-type="date" office:date-value="2016-02-19" calcext:value-type="date">
            <text:p>2016-02-19</text:p>
          </table:table-cell>
          <table:table-cell office:value-type="float" office:value="2" calcext:value-type="float">
            <text:p>2</text:p>
          </table:table-cell>
          <table:table-cell table:formula="of:=RAND()*20" office:value-type="float" office:value="14.444361350033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SUM([.$F$10:.$F$17])/8" office:value-type="float" office:value="10.3660372650484" calcext:value-type="float">
            <text:p>10,37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zexrtcyvu</text:p>
          </table:table-cell>
          <table:table-cell office:value-type="date" office:date-value="2016-02-19" calcext:value-type="date">
            <text:p>2016-02-19</text:p>
          </table:table-cell>
          <table:table-cell office:value-type="float" office:value="2" calcext:value-type="float">
            <text:p>2</text:p>
          </table:table-cell>
          <table:table-cell table:formula="of:=RAND()*20" office:value-type="float" office:value="0.217721338849515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$F$10:.$F$17])/8" office:value-type="float" office:value="10.3660372650484" calcext:value-type="float">
            <text:p>10,3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zexrtcyvu</text:p>
          </table:table-cell>
          <table:table-cell office:value-type="date" office:date-value="2016-02-19" calcext:value-type="date">
            <text:p>2016-02-19</text:p>
          </table:table-cell>
          <table:table-cell office:value-type="float" office:value="2" calcext:value-type="float">
            <text:p>2</text:p>
          </table:table-cell>
          <table:table-cell table:formula="of:=RAND()*20" office:value-type="float" office:value="11.3577829650603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SUM([.$F$10:.$F$17])/8" office:value-type="float" office:value="10.3660372650484" calcext:value-type="float">
            <text:p>10,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zexrtcyvu</text:p>
          </table:table-cell>
          <table:table-cell office:value-type="date" office:date-value="2016-02-19" calcext:value-type="date">
            <text:p>2016-02-19</text:p>
          </table:table-cell>
          <table:table-cell office:value-type="float" office:value="2" calcext:value-type="float">
            <text:p>2</text:p>
          </table:table-cell>
          <table:table-cell table:formula="of:=RAND()*20" office:value-type="float" office:value="14.2721510515548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SUM([.$F$10:.$F$17])/8" office:value-type="float" office:value="10.3660372650484" calcext:value-type="float">
            <text:p>10,3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sfx</text:p>
          </table:table-cell>
          <table:table-cell office:value-type="date" office:date-value="2016-03-01" calcext:value-type="date">
            <text:p>2016-03-01</text:p>
          </table:table-cell>
          <table:table-cell office:value-type="float" office:value="2" calcext:value-type="float">
            <text:p>2</text:p>
          </table:table-cell>
          <table:table-cell table:formula="of:=RAND()*20" office:value-type="float" office:value="11.17856505094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SUM([.$F$18:.$F$25])/8" office:value-type="float" office:value="8.57572906999849" calcext:value-type="float">
            <text:p>8,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sfx</text:p>
          </table:table-cell>
          <table:table-cell office:value-type="date" office:date-value="2016-03-01" calcext:value-type="date">
            <text:p>2016-03-01</text:p>
          </table:table-cell>
          <table:table-cell office:value-type="float" office:value="2" calcext:value-type="float">
            <text:p>2</text:p>
          </table:table-cell>
          <table:table-cell table:formula="of:=RAND()*20" office:value-type="float" office:value="1.98159351246431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$F$18:.$F$25])/8" office:value-type="float" office:value="8.57572906999849" calcext:value-type="float">
            <text:p>8,5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sfx</text:p>
          </table:table-cell>
          <table:table-cell office:value-type="date" office:date-value="2016-03-01" calcext:value-type="date">
            <text:p>2016-03-01</text:p>
          </table:table-cell>
          <table:table-cell office:value-type="float" office:value="2" calcext:value-type="float">
            <text:p>2</text:p>
          </table:table-cell>
          <table:table-cell table:formula="of:=RAND()*20" office:value-type="float" office:value="14.589787221048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SUM([.$F$18:.$F$25])/8" office:value-type="float" office:value="8.57572906999849" calcext:value-type="float">
            <text:p>8,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sfx</text:p>
          </table:table-cell>
          <table:table-cell office:value-type="date" office:date-value="2016-03-01" calcext:value-type="date">
            <text:p>2016-03-01</text:p>
          </table:table-cell>
          <table:table-cell office:value-type="float" office:value="2" calcext:value-type="float">
            <text:p>2</text:p>
          </table:table-cell>
          <table:table-cell table:formula="of:=RAND()*20" office:value-type="float" office:value="6.14058339735493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$F$18:.$F$25])/8" office:value-type="float" office:value="8.57572906999849" calcext:value-type="float">
            <text:p>8,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sfx</text:p>
          </table:table-cell>
          <table:table-cell office:value-type="date" office:date-value="2016-03-01" calcext:value-type="date">
            <text:p>2016-03-01</text:p>
          </table:table-cell>
          <table:table-cell office:value-type="float" office:value="2" calcext:value-type="float">
            <text:p>2</text:p>
          </table:table-cell>
          <table:table-cell table:formula="of:=RAND()*20" office:value-type="float" office:value="7.80630941269919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SUM([.$F$18:.$F$25])/8" office:value-type="float" office:value="8.57572906999849" calcext:value-type="float">
            <text:p>8,58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gsfx</text:p>
          </table:table-cell>
          <table:table-cell office:value-type="date" office:date-value="2016-03-01" calcext:value-type="date">
            <text:p>2016-03-01</text:p>
          </table:table-cell>
          <table:table-cell office:value-type="float" office:value="2" calcext:value-type="float">
            <text:p>2</text:p>
          </table:table-cell>
          <table:table-cell table:formula="of:=RAND()*20" office:value-type="float" office:value="12.5634141429327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SUM([.$F$18:.$F$25])/8" office:value-type="float" office:value="8.57572906999849" calcext:value-type="float">
            <text:p>8,5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sfx</text:p>
          </table:table-cell>
          <table:table-cell office:value-type="date" office:date-value="2016-03-01" calcext:value-type="date">
            <text:p>2016-03-01</text:p>
          </table:table-cell>
          <table:table-cell office:value-type="float" office:value="2" calcext:value-type="float">
            <text:p>2</text:p>
          </table:table-cell>
          <table:table-cell table:formula="of:=RAND()*20" office:value-type="float" office:value="2.54415289731696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([.$F$18:.$F$25])/8" office:value-type="float" office:value="8.57572906999849" calcext:value-type="float">
            <text:p>8,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sfx</text:p>
          </table:table-cell>
          <table:table-cell office:value-type="date" office:date-value="2016-03-01" calcext:value-type="date">
            <text:p>2016-03-01</text:p>
          </table:table-cell>
          <table:table-cell office:value-type="float" office:value="2" calcext:value-type="float">
            <text:p>2</text:p>
          </table:table-cell>
          <table:table-cell table:formula="of:=RAND()*20" office:value-type="float" office:value="11.8014269252308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SUM([.$F$18:.$F$25])/8" office:value-type="float" office:value="8.57572906999849" calcext:value-type="float">
            <text:p>8,5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ihg</text:p>
          </table:table-cell>
          <table:table-cell office:value-type="date" office:date-value="2016-03-02" calcext:value-type="date">
            <text:p>2016-03-02</text:p>
          </table:table-cell>
          <table:table-cell office:value-type="float" office:value="2" calcext:value-type="float">
            <text:p>2</text:p>
          </table:table-cell>
          <table:table-cell table:formula="of:=RAND()*20" office:value-type="float" office:value="6.74945345381275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SUM([.$F$26:.$F$33])/8" office:value-type="float" office:value="10.4697777959518" calcext:value-type="float">
            <text:p>10,4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ihg</text:p>
          </table:table-cell>
          <table:table-cell office:value-type="date" office:date-value="2016-03-02" calcext:value-type="date">
            <text:p>2016-03-02</text:p>
          </table:table-cell>
          <table:table-cell office:value-type="float" office:value="2" calcext:value-type="float">
            <text:p>2</text:p>
          </table:table-cell>
          <table:table-cell table:formula="of:=RAND()*20" office:value-type="float" office:value="13.837653577793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SUM([.$F$26:.$F$33])/8" office:value-type="float" office:value="10.4697777959518" calcext:value-type="float">
            <text:p>10,4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ihg</text:p>
          </table:table-cell>
          <table:table-cell office:value-type="date" office:date-value="2016-03-02" calcext:value-type="date">
            <text:p>2016-03-02</text:p>
          </table:table-cell>
          <table:table-cell office:value-type="float" office:value="2" calcext:value-type="float">
            <text:p>2</text:p>
          </table:table-cell>
          <table:table-cell table:formula="of:=RAND()*20" office:value-type="float" office:value="11.8807372660376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SUM([.$F$26:.$F$33])/8" office:value-type="float" office:value="10.4697777959518" calcext:value-type="float">
            <text:p>10,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ihg</text:p>
          </table:table-cell>
          <table:table-cell office:value-type="date" office:date-value="2016-03-02" calcext:value-type="date">
            <text:p>2016-03-02</text:p>
          </table:table-cell>
          <table:table-cell office:value-type="float" office:value="2" calcext:value-type="float">
            <text:p>2</text:p>
          </table:table-cell>
          <table:table-cell table:formula="of:=RAND()*20" office:value-type="float" office:value="8.07776544010267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SUM([.$F$26:.$F$33])/8" office:value-type="float" office:value="10.4697777959518" calcext:value-type="float">
            <text:p>10,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ihg</text:p>
          </table:table-cell>
          <table:table-cell office:value-type="date" office:date-value="2016-03-02" calcext:value-type="date">
            <text:p>2016-03-02</text:p>
          </table:table-cell>
          <table:table-cell office:value-type="float" office:value="2" calcext:value-type="float">
            <text:p>2</text:p>
          </table:table-cell>
          <table:table-cell table:formula="of:=RAND()*20" office:value-type="float" office:value="9.41857476485893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SUM([.$F$26:.$F$33])/8" office:value-type="float" office:value="10.4697777959518" calcext:value-type="float">
            <text:p>10,47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oihg</text:p>
          </table:table-cell>
          <table:table-cell office:value-type="date" office:date-value="2016-03-02" calcext:value-type="date">
            <text:p>2016-03-02</text:p>
          </table:table-cell>
          <table:table-cell office:value-type="float" office:value="2" calcext:value-type="float">
            <text:p>2</text:p>
          </table:table-cell>
          <table:table-cell table:formula="of:=RAND()*20" office:value-type="float" office:value="13.024599056225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SUM([.$F$26:.$F$33])/8" office:value-type="float" office:value="10.4697777959518" calcext:value-type="float">
            <text:p>10,4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ihg</text:p>
          </table:table-cell>
          <table:table-cell office:value-type="date" office:date-value="2016-03-02" calcext:value-type="date">
            <text:p>2016-03-02</text:p>
          </table:table-cell>
          <table:table-cell office:value-type="float" office:value="2" calcext:value-type="float">
            <text:p>2</text:p>
          </table:table-cell>
          <table:table-cell table:formula="of:=RAND()*20" office:value-type="float" office:value="12.109757310245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SUM([.$F$26:.$F$33])/8" office:value-type="float" office:value="10.4697777959518" calcext:value-type="float">
            <text:p>10,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ihg</text:p>
          </table:table-cell>
          <table:table-cell office:value-type="date" office:date-value="2016-03-02" calcext:value-type="date">
            <text:p>2016-03-02</text:p>
          </table:table-cell>
          <table:table-cell office:value-type="float" office:value="2" calcext:value-type="float">
            <text:p>2</text:p>
          </table:table-cell>
          <table:table-cell table:formula="of:=RAND()*20" office:value-type="float" office:value="8.6596814985387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SUM([.$F$26:.$F$33])/8" office:value-type="float" office:value="10.4697777959518" calcext:value-type="float">
            <text:p>10,4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E ecam</text:p>
          </table:table-cell>
          <table:table-cell office:value-type="date" office:date-value="2016-03-27" calcext:value-type="date">
            <text:p>2016-03-27</text:p>
          </table:table-cell>
          <table:table-cell office:value-type="float" office:value="2" calcext:value-type="float">
            <text:p>2</text:p>
          </table:table-cell>
          <table:table-cell table:formula="of:=RAND()*20" office:value-type="float" office:value="10.308866922278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SUM([.$F$34:.$F$41])/8" office:value-type="float" office:value="11.3677194225602" calcext:value-type="float">
            <text:p>11,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E ecam</text:p>
          </table:table-cell>
          <table:table-cell office:value-type="date" office:date-value="2016-03-27" calcext:value-type="date">
            <text:p>2016-03-27</text:p>
          </table:table-cell>
          <table:table-cell office:value-type="float" office:value="2" calcext:value-type="float">
            <text:p>2</text:p>
          </table:table-cell>
          <table:table-cell table:formula="of:=RAND()*20" office:value-type="float" office:value="19.9244762142189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SUM([.$F$34:.$F$41])/8" office:value-type="float" office:value="11.3677194225602" calcext:value-type="float">
            <text:p>11,3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E ecam</text:p>
          </table:table-cell>
          <table:table-cell office:value-type="date" office:date-value="2016-03-27" calcext:value-type="date">
            <text:p>2016-03-27</text:p>
          </table:table-cell>
          <table:table-cell office:value-type="float" office:value="2" calcext:value-type="float">
            <text:p>2</text:p>
          </table:table-cell>
          <table:table-cell table:formula="of:=RAND()*20" office:value-type="float" office:value="13.6629983806051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SUM([.$F$34:.$F$41])/8" office:value-type="float" office:value="11.3677194225602" calcext:value-type="float">
            <text:p>11,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E ecam</text:p>
          </table:table-cell>
          <table:table-cell office:value-type="date" office:date-value="2016-03-27" calcext:value-type="date">
            <text:p>2016-03-27</text:p>
          </table:table-cell>
          <table:table-cell office:value-type="float" office:value="2" calcext:value-type="float">
            <text:p>2</text:p>
          </table:table-cell>
          <table:table-cell table:formula="of:=RAND()*20" office:value-type="float" office:value="3.25643424177542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$F$34:.$F$41])/8" office:value-type="float" office:value="11.3677194225602" calcext:value-type="float">
            <text:p>11,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E ecam</text:p>
          </table:table-cell>
          <table:table-cell office:value-type="date" office:date-value="2016-03-27" calcext:value-type="date">
            <text:p>2016-03-27</text:p>
          </table:table-cell>
          <table:table-cell office:value-type="float" office:value="2" calcext:value-type="float">
            <text:p>2</text:p>
          </table:table-cell>
          <table:table-cell table:formula="of:=RAND()*20" office:value-type="float" office:value="14.5282090851106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SUM([.$F$34:.$F$41])/8" office:value-type="float" office:value="11.3677194225602" calcext:value-type="float">
            <text:p>11,37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AE ecam</text:p>
          </table:table-cell>
          <table:table-cell office:value-type="date" office:date-value="2016-03-27" calcext:value-type="date">
            <text:p>2016-03-27</text:p>
          </table:table-cell>
          <table:table-cell office:value-type="float" office:value="2" calcext:value-type="float">
            <text:p>2</text:p>
          </table:table-cell>
          <table:table-cell table:formula="of:=RAND()*20" office:value-type="float" office:value="2.99669612431899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$F$34:.$F$41])/8" office:value-type="float" office:value="11.3677194225602" calcext:value-type="float">
            <text:p>11,3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E ecam</text:p>
          </table:table-cell>
          <table:table-cell office:value-type="date" office:date-value="2016-03-27" calcext:value-type="date">
            <text:p>2016-03-27</text:p>
          </table:table-cell>
          <table:table-cell office:value-type="float" office:value="2" calcext:value-type="float">
            <text:p>2</text:p>
          </table:table-cell>
          <table:table-cell table:formula="of:=RAND()*20" office:value-type="float" office:value="18.1142736622132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SUM([.$F$34:.$F$41])/8" office:value-type="float" office:value="11.3677194225602" calcext:value-type="float">
            <text:p>11,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E ecam</text:p>
          </table:table-cell>
          <table:table-cell office:value-type="date" office:date-value="2016-03-27" calcext:value-type="date">
            <text:p>2016-03-27</text:p>
          </table:table-cell>
          <table:table-cell office:value-type="float" office:value="2" calcext:value-type="float">
            <text:p>2</text:p>
          </table:table-cell>
          <table:table-cell table:formula="of:=RAND()*20" office:value-type="float" office:value="8.14980074996129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SUM([.$F$41:.$F$48])/8" office:value-type="float" office:value="10.9533052163897" calcext:value-type="float">
            <text:p>10,9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gd</text:p>
          </table:table-cell>
          <table:table-cell office:value-type="date" office:date-value="2016-04-09" calcext:value-type="date">
            <text:p>2016-04-09</text:p>
          </table:table-cell>
          <table:table-cell office:value-type="float" office:value="2" calcext:value-type="float">
            <text:p>2</text:p>
          </table:table-cell>
          <table:table-cell table:formula="of:=RAND()*20" office:value-type="float" office:value="12.8032597131096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SUM([.$F$41:.$F$48])/8" office:value-type="float" office:value="10.9533052163897" calcext:value-type="float">
            <text:p>10,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gd</text:p>
          </table:table-cell>
          <table:table-cell office:value-type="date" office:date-value="2016-04-09" calcext:value-type="date">
            <text:p>2016-04-09</text:p>
          </table:table-cell>
          <table:table-cell office:value-type="float" office:value="2" calcext:value-type="float">
            <text:p>2</text:p>
          </table:table-cell>
          <table:table-cell table:formula="of:=RAND()*20" office:value-type="float" office:value="6.91225509857759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SUM([.$F$41:.$F$48])/8" office:value-type="float" office:value="10.9533052163897" calcext:value-type="float">
            <text:p>10,9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gd</text:p>
          </table:table-cell>
          <table:table-cell office:value-type="date" office:date-value="2016-04-09" calcext:value-type="date">
            <text:p>2016-04-09</text:p>
          </table:table-cell>
          <table:table-cell office:value-type="float" office:value="2" calcext:value-type="float">
            <text:p>2</text:p>
          </table:table-cell>
          <table:table-cell table:formula="of:=RAND()*20" office:value-type="float" office:value="9.7615767060779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SUM([.$F$41:.$F$48])/8" office:value-type="float" office:value="10.9533052163897" calcext:value-type="float">
            <text:p>10,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gd</text:p>
          </table:table-cell>
          <table:table-cell office:value-type="date" office:date-value="2016-04-09" calcext:value-type="date">
            <text:p>2016-04-09</text:p>
          </table:table-cell>
          <table:table-cell office:value-type="float" office:value="2" calcext:value-type="float">
            <text:p>2</text:p>
          </table:table-cell>
          <table:table-cell table:formula="of:=RAND()*20" office:value-type="float" office:value="11.4368759677745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SUM([.$F$41:.$F$48])/8" office:value-type="float" office:value="10.9533052163897" calcext:value-type="float">
            <text:p>10,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gd</text:p>
          </table:table-cell>
          <table:table-cell office:value-type="date" office:date-value="2016-04-09" calcext:value-type="date">
            <text:p>2016-04-09</text:p>
          </table:table-cell>
          <table:table-cell office:value-type="float" office:value="2" calcext:value-type="float">
            <text:p>2</text:p>
          </table:table-cell>
          <table:table-cell table:formula="of:=RAND()*20" office:value-type="float" office:value="12.7739491616376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SUM([.$F$41:.$F$48])/8" office:value-type="float" office:value="10.9533052163897" calcext:value-type="float">
            <text:p>10,9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gd</text:p>
          </table:table-cell>
          <table:table-cell office:value-type="date" office:date-value="2016-04-09" calcext:value-type="date">
            <text:p>2016-04-09</text:p>
          </table:table-cell>
          <table:table-cell office:value-type="float" office:value="2" calcext:value-type="float">
            <text:p>2</text:p>
          </table:table-cell>
          <table:table-cell table:formula="of:=RAND()*20" office:value-type="float" office:value="14.582335210871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SUM([.$F$41:.$F$48])/8" office:value-type="float" office:value="10.9533052163897" calcext:value-type="float">
            <text:p>10,9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gd</text:p>
          </table:table-cell>
          <table:table-cell office:value-type="date" office:date-value="2016-04-09" calcext:value-type="date">
            <text:p>2016-04-09</text:p>
          </table:table-cell>
          <table:table-cell office:value-type="float" office:value="2" calcext:value-type="float">
            <text:p>2</text:p>
          </table:table-cell>
          <table:table-cell table:formula="of:=RAND()*20" office:value-type="float" office:value="11.2063891231082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SUM([.$F$41:.$F$48])/8" office:value-type="float" office:value="10.9533052163897" calcext:value-type="float">
            <text:p>10,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gd</text:p>
          </table:table-cell>
          <table:table-cell office:value-type="date" office:date-value="2016-04-09" calcext:value-type="date">
            <text:p>2016-04-09</text:p>
          </table:table-cell>
          <table:table-cell office:value-type="float" office:value="2" calcext:value-type="float">
            <text:p>2</text:p>
          </table:table-cell>
          <table:table-cell table:formula="of:=RAND()*20" office:value-type="float" office:value="10.851037709508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SUM([.$F$41:.$F$48])/8" office:value-type="float" office:value="10.9533052163897" calcext:value-type="float">
            <text:p>10,9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jxtckyvb</text:p>
          </table:table-cell>
          <table:table-cell office:value-type="date" office:date-value="2016-04-18" calcext:value-type="date">
            <text:p>2016-04-18</text:p>
          </table:table-cell>
          <table:table-cell office:value-type="float" office:value="2" calcext:value-type="float">
            <text:p>2</text:p>
          </table:table-cell>
          <table:table-cell table:formula="of:=RAND()*20" office:value-type="float" office:value="16.577760942746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SUM([.$F$50:.$F$57])/8" office:value-type="float" office:value="10.7717346033314" calcext:value-type="float">
            <text:p>10,7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jxtckyvb</text:p>
          </table:table-cell>
          <table:table-cell office:value-type="date" office:date-value="2016-04-18" calcext:value-type="date">
            <text:p>2016-04-18</text:p>
          </table:table-cell>
          <table:table-cell office:value-type="float" office:value="2" calcext:value-type="float">
            <text:p>2</text:p>
          </table:table-cell>
          <table:table-cell table:formula="of:=RAND()*20" office:value-type="float" office:value="12.9977067722939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SUM([.$F$50:.$F$57])/8" office:value-type="float" office:value="10.7717346033314" calcext:value-type="float">
            <text:p>10,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jxtckyvb</text:p>
          </table:table-cell>
          <table:table-cell office:value-type="date" office:date-value="2016-04-18" calcext:value-type="date">
            <text:p>2016-04-18</text:p>
          </table:table-cell>
          <table:table-cell office:value-type="float" office:value="2" calcext:value-type="float">
            <text:p>2</text:p>
          </table:table-cell>
          <table:table-cell table:formula="of:=RAND()*20" office:value-type="float" office:value="3.23354374384508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([.$F$50:.$F$57])/8" office:value-type="float" office:value="10.7717346033314" calcext:value-type="float">
            <text:p>10,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jxtckyvb</text:p>
          </table:table-cell>
          <table:table-cell office:value-type="date" office:date-value="2016-04-18" calcext:value-type="date">
            <text:p>2016-04-18</text:p>
          </table:table-cell>
          <table:table-cell office:value-type="float" office:value="2" calcext:value-type="float">
            <text:p>2</text:p>
          </table:table-cell>
          <table:table-cell table:formula="of:=RAND()*20" office:value-type="float" office:value="4.32030299911276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SUM([.$F$50:.$F$57])/8" office:value-type="float" office:value="10.7717346033314" calcext:value-type="float">
            <text:p>10,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jxtckyvb</text:p>
          </table:table-cell>
          <table:table-cell office:value-type="date" office:date-value="2016-04-18" calcext:value-type="date">
            <text:p>2016-04-18</text:p>
          </table:table-cell>
          <table:table-cell office:value-type="float" office:value="2" calcext:value-type="float">
            <text:p>2</text:p>
          </table:table-cell>
          <table:table-cell table:formula="of:=RAND()*20" office:value-type="float" office:value="19.8815555288456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SUM([.$F$50:.$F$57])/8" office:value-type="float" office:value="10.7717346033314" calcext:value-type="float">
            <text:p>10,77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jxtckyvb</text:p>
          </table:table-cell>
          <table:table-cell office:value-type="date" office:date-value="2016-04-18" calcext:value-type="date">
            <text:p>2016-04-18</text:p>
          </table:table-cell>
          <table:table-cell office:value-type="float" office:value="2" calcext:value-type="float">
            <text:p>2</text:p>
          </table:table-cell>
          <table:table-cell table:formula="of:=RAND()*20" office:value-type="float" office:value="5.06697610253468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SUM([.$F$50:.$F$57])/8" office:value-type="float" office:value="10.7717346033314" calcext:value-type="float">
            <text:p>10,7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jxtckyvb</text:p>
          </table:table-cell>
          <table:table-cell office:value-type="date" office:date-value="2016-04-18" calcext:value-type="date">
            <text:p>2016-04-18</text:p>
          </table:table-cell>
          <table:table-cell office:value-type="float" office:value="2" calcext:value-type="float">
            <text:p>2</text:p>
          </table:table-cell>
          <table:table-cell table:formula="of:=RAND()*20" office:value-type="float" office:value="4.71898664953187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SUM([.$F$50:.$F$57])/8" office:value-type="float" office:value="10.7717346033314" calcext:value-type="float">
            <text:p>10,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jxtckyvb</text:p>
          </table:table-cell>
          <table:table-cell office:value-type="date" office:date-value="2016-04-18" calcext:value-type="date">
            <text:p>2016-04-18</text:p>
          </table:table-cell>
          <table:table-cell office:value-type="float" office:value="2" calcext:value-type="float">
            <text:p>2</text:p>
          </table:table-cell>
          <table:table-cell table:formula="of:=RAND()*20" office:value-type="float" office:value="19.3770440877415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SUM([.$F$50:.$F$57])/8" office:value-type="float" office:value="10.7717346033314" calcext:value-type="float">
            <text:p>10,7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ct86v71vh</text:p>
          </table:table-cell>
          <table:table-cell office:value-type="date" office:date-value="2016-04-30" calcext:value-type="date">
            <text:p>2016-04-30</text:p>
          </table:table-cell>
          <table:table-cell office:value-type="float" office:value="4" calcext:value-type="float">
            <text:p>4</text:p>
          </table:table-cell>
          <table:table-cell table:formula="of:=RAND()*20" office:value-type="float" office:value="13.5375821893103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SUM([.$F$58:.$F$65])/8" office:value-type="float" office:value="10.4030554386554" calcext:value-type="float">
            <text:p>10,4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ct86v71vh</text:p>
          </table:table-cell>
          <table:table-cell office:value-type="date" office:date-value="2016-04-30" calcext:value-type="date">
            <text:p>2016-04-30</text:p>
          </table:table-cell>
          <table:table-cell office:value-type="float" office:value="4" calcext:value-type="float">
            <text:p>4</text:p>
          </table:table-cell>
          <table:table-cell table:formula="of:=RAND()*20" office:value-type="float" office:value="13.5122384759597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SUM([.$F$58:.$F$65])/8" office:value-type="float" office:value="10.4030554386554" calcext:value-type="float">
            <text:p>10,4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ct86v71vh</text:p>
          </table:table-cell>
          <table:table-cell office:value-type="date" office:date-value="2016-04-30" calcext:value-type="date">
            <text:p>2016-04-30</text:p>
          </table:table-cell>
          <table:table-cell office:value-type="float" office:value="4" calcext:value-type="float">
            <text:p>4</text:p>
          </table:table-cell>
          <table:table-cell table:formula="of:=RAND()*20" office:value-type="float" office:value="10.2418969781138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SUM([.$F$58:.$F$65])/8" office:value-type="float" office:value="10.4030554386554" calcext:value-type="float">
            <text:p>10,4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ct86v71vh</text:p>
          </table:table-cell>
          <table:table-cell office:value-type="date" office:date-value="2016-04-30" calcext:value-type="date">
            <text:p>2016-04-30</text:p>
          </table:table-cell>
          <table:table-cell office:value-type="float" office:value="4" calcext:value-type="float">
            <text:p>4</text:p>
          </table:table-cell>
          <table:table-cell table:formula="of:=RAND()*20" office:value-type="float" office:value="15.2427041181363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SUM([.$F$58:.$F$65])/8" office:value-type="float" office:value="10.4030554386554" calcext:value-type="float">
            <text:p>10,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ct86v71vh</text:p>
          </table:table-cell>
          <table:table-cell office:value-type="date" office:date-value="2016-04-30" calcext:value-type="date">
            <text:p>2016-04-30</text:p>
          </table:table-cell>
          <table:table-cell office:value-type="float" office:value="4" calcext:value-type="float">
            <text:p>4</text:p>
          </table:table-cell>
          <table:table-cell table:formula="of:=RAND()*20" office:value-type="float" office:value="6.2988790939562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$F$58:.$F$65])/8" office:value-type="float" office:value="10.4030554386554" calcext:value-type="float">
            <text:p>10,4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jct86v71vh</text:p>
          </table:table-cell>
          <table:table-cell office:value-type="date" office:date-value="2016-04-30" calcext:value-type="date">
            <text:p>2016-04-30</text:p>
          </table:table-cell>
          <table:table-cell office:value-type="float" office:value="4" calcext:value-type="float">
            <text:p>4</text:p>
          </table:table-cell>
          <table:table-cell table:formula="of:=RAND()*20" office:value-type="float" office:value="1.8215938308276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$F$58:.$F$65])/8" office:value-type="float" office:value="10.4030554386554" calcext:value-type="float">
            <text:p>10,4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ct86v71vh</text:p>
          </table:table-cell>
          <table:table-cell office:value-type="date" office:date-value="2016-04-30" calcext:value-type="date">
            <text:p>2016-04-30</text:p>
          </table:table-cell>
          <table:table-cell office:value-type="float" office:value="4" calcext:value-type="float">
            <text:p>4</text:p>
          </table:table-cell>
          <table:table-cell table:formula="of:=RAND()*20" office:value-type="float" office:value="5.02238585846499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SUM([.$F$58:.$F$65])/8" office:value-type="float" office:value="10.4030554386554" calcext:value-type="float">
            <text:p>10,4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ct86v71vh</text:p>
          </table:table-cell>
          <table:table-cell office:value-type="date" office:date-value="2016-04-30" calcext:value-type="date">
            <text:p>2016-04-30</text:p>
          </table:table-cell>
          <table:table-cell office:value-type="float" office:value="4" calcext:value-type="float">
            <text:p>4</text:p>
          </table:table-cell>
          <table:table-cell table:formula="of:=RAND()*20" office:value-type="float" office:value="17.5471629644744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SUM([.$F$58:.$F$65])/8" office:value-type="float" office:value="10.4030554386554" calcext:value-type="float">
            <text:p>10,4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lt;wszxdfg</text:p>
          </table:table-cell>
          <table:table-cell office:value-type="date" office:date-value="2016-05-12" calcext:value-type="date">
            <text:p>2016-05-12</text:p>
          </table:table-cell>
          <table:table-cell office:value-type="float" office:value="4" calcext:value-type="float">
            <text:p>4</text:p>
          </table:table-cell>
          <table:table-cell table:formula="of:=RAND()*20" office:value-type="float" office:value="17.837245075497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SUM([.$F$66:.$F$73])/8" office:value-type="float" office:value="9.82415853999555" calcext:value-type="float">
            <text:p>9,8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lt;wszxdfg</text:p>
          </table:table-cell>
          <table:table-cell office:value-type="date" office:date-value="2016-05-12" calcext:value-type="date">
            <text:p>2016-05-12</text:p>
          </table:table-cell>
          <table:table-cell office:value-type="float" office:value="4" calcext:value-type="float">
            <text:p>4</text:p>
          </table:table-cell>
          <table:table-cell table:formula="of:=RAND()*20" office:value-type="float" office:value="7.8697686153464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SUM([.$F$66:.$F$73])/8" office:value-type="float" office:value="9.82415853999555" calcext:value-type="float">
            <text:p>9,8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lt;wszxdfg</text:p>
          </table:table-cell>
          <table:table-cell office:value-type="date" office:date-value="2016-05-12" calcext:value-type="date">
            <text:p>2016-05-12</text:p>
          </table:table-cell>
          <table:table-cell office:value-type="float" office:value="4" calcext:value-type="float">
            <text:p>4</text:p>
          </table:table-cell>
          <table:table-cell table:formula="of:=RAND()*20" office:value-type="float" office:value="14.625220017042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SUM([.$F$66:.$F$73])/8" office:value-type="float" office:value="9.82415853999555" calcext:value-type="float">
            <text:p>9,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lt;wszxdfg</text:p>
          </table:table-cell>
          <table:table-cell office:value-type="date" office:date-value="2016-05-12" calcext:value-type="date">
            <text:p>2016-05-12</text:p>
          </table:table-cell>
          <table:table-cell office:value-type="float" office:value="4" calcext:value-type="float">
            <text:p>4</text:p>
          </table:table-cell>
          <table:table-cell table:formula="of:=RAND()*20" office:value-type="float" office:value="17.33907032525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SUM([.$F$66:.$F$73])/8" office:value-type="float" office:value="9.82415853999555" calcext:value-type="float">
            <text:p>9,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lt;wszxdfg</text:p>
          </table:table-cell>
          <table:table-cell office:value-type="date" office:date-value="2016-05-12" calcext:value-type="date">
            <text:p>2016-05-12</text:p>
          </table:table-cell>
          <table:table-cell office:value-type="float" office:value="4" calcext:value-type="float">
            <text:p>4</text:p>
          </table:table-cell>
          <table:table-cell table:formula="of:=RAND()*20" office:value-type="float" office:value="2.12765535572544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$F$66:.$F$73])/8" office:value-type="float" office:value="9.82415853999555" calcext:value-type="float">
            <text:p>9,8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&lt;wszxdfg</text:p>
          </table:table-cell>
          <table:table-cell office:value-type="date" office:date-value="2016-05-12" calcext:value-type="date">
            <text:p>2016-05-12</text:p>
          </table:table-cell>
          <table:table-cell office:value-type="float" office:value="4" calcext:value-type="float">
            <text:p>4</text:p>
          </table:table-cell>
          <table:table-cell table:formula="of:=RAND()*20" office:value-type="float" office:value="3.5431384737603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SUM([.$F$66:.$F$73])/8" office:value-type="float" office:value="9.82415853999555" calcext:value-type="float">
            <text:p>9,8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lt;wszxdfg</text:p>
          </table:table-cell>
          <table:table-cell office:value-type="date" office:date-value="2016-05-12" calcext:value-type="date">
            <text:p>2016-05-12</text:p>
          </table:table-cell>
          <table:table-cell office:value-type="float" office:value="4" calcext:value-type="float">
            <text:p>4</text:p>
          </table:table-cell>
          <table:table-cell table:formula="of:=RAND()*20" office:value-type="float" office:value="2.77341985376552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([.$F$66:.$F$73])/8" office:value-type="float" office:value="9.82415853999555" calcext:value-type="float">
            <text:p>9,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lt;wszxdfg</text:p>
          </table:table-cell>
          <table:table-cell office:value-type="date" office:date-value="2016-05-12" calcext:value-type="date">
            <text:p>2016-05-12</text:p>
          </table:table-cell>
          <table:table-cell office:value-type="float" office:value="4" calcext:value-type="float">
            <text:p>4</text:p>
          </table:table-cell>
          <table:table-cell table:formula="of:=RAND()*20" office:value-type="float" office:value="12.4777506035753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SUM([.$F$66:.$F$73])/8" office:value-type="float" office:value="9.82415853999555" calcext:value-type="float">
            <text:p>9,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e koto</text:p>
          </table:table-cell>
          <table:table-cell office:value-type="date" office:date-value="2016-05-21" calcext:value-type="date">
            <text:p>2016-05-21</text:p>
          </table:table-cell>
          <table:table-cell office:value-type="float" office:value="4" calcext:value-type="float">
            <text:p>4</text:p>
          </table:table-cell>
          <table:table-cell table:formula="of:=RAND()*20" office:value-type="float" office:value="4.5723784272559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SUM([.$F$74:.$F$81])/8" office:value-type="float" office:value="8.83611122844741" calcext:value-type="float">
            <text:p>8,8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e koto</text:p>
          </table:table-cell>
          <table:table-cell office:value-type="date" office:date-value="2016-05-21" calcext:value-type="date">
            <text:p>2016-05-21</text:p>
          </table:table-cell>
          <table:table-cell office:value-type="float" office:value="4" calcext:value-type="float">
            <text:p>4</text:p>
          </table:table-cell>
          <table:table-cell table:formula="of:=RAND()*20" office:value-type="float" office:value="13.5100855608471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SUM([.$F$74:.$F$81])/8" office:value-type="float" office:value="8.83611122844741" calcext:value-type="float">
            <text:p>8,8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e koto</text:p>
          </table:table-cell>
          <table:table-cell office:value-type="date" office:date-value="2016-05-21" calcext:value-type="date">
            <text:p>2016-05-21</text:p>
          </table:table-cell>
          <table:table-cell office:value-type="float" office:value="4" calcext:value-type="float">
            <text:p>4</text:p>
          </table:table-cell>
          <table:table-cell table:formula="of:=RAND()*20" office:value-type="float" office:value="11.2228421471082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SUM([.$F$74:.$F$81])/8" office:value-type="float" office:value="8.83611122844741" calcext:value-type="float">
            <text:p>8,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e koto</text:p>
          </table:table-cell>
          <table:table-cell office:value-type="date" office:date-value="2016-05-21" calcext:value-type="date">
            <text:p>2016-05-21</text:p>
          </table:table-cell>
          <table:table-cell office:value-type="float" office:value="4" calcext:value-type="float">
            <text:p>4</text:p>
          </table:table-cell>
          <table:table-cell table:formula="of:=RAND()*20" office:value-type="float" office:value="3.04837716976181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([.$F$74:.$F$81])/8" office:value-type="float" office:value="8.83611122844741" calcext:value-type="float">
            <text:p>8,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e koto</text:p>
          </table:table-cell>
          <table:table-cell office:value-type="date" office:date-value="2016-05-21" calcext:value-type="date">
            <text:p>2016-05-21</text:p>
          </table:table-cell>
          <table:table-cell office:value-type="float" office:value="4" calcext:value-type="float">
            <text:p>4</text:p>
          </table:table-cell>
          <table:table-cell table:formula="of:=RAND()*20" office:value-type="float" office:value="4.66943762963638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SUM([.$F$74:.$F$81])/8" office:value-type="float" office:value="8.83611122844741" calcext:value-type="float">
            <text:p>8,8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e koto</text:p>
          </table:table-cell>
          <table:table-cell office:value-type="date" office:date-value="2016-05-21" calcext:value-type="date">
            <text:p>2016-05-21</text:p>
          </table:table-cell>
          <table:table-cell office:value-type="float" office:value="4" calcext:value-type="float">
            <text:p>4</text:p>
          </table:table-cell>
          <table:table-cell table:formula="of:=RAND()*20" office:value-type="float" office:value="9.65476252371445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SUM([.$F$74:.$F$81])/8" office:value-type="float" office:value="8.83611122844741" calcext:value-type="float">
            <text:p>8,8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e koto</text:p>
          </table:table-cell>
          <table:table-cell office:value-type="date" office:date-value="2016-05-21" calcext:value-type="date">
            <text:p>2016-05-21</text:p>
          </table:table-cell>
          <table:table-cell office:value-type="float" office:value="4" calcext:value-type="float">
            <text:p>4</text:p>
          </table:table-cell>
          <table:table-cell table:formula="of:=RAND()*20" office:value-type="float" office:value="12.6689052651636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SUM([.$F$74:.$F$81])/8" office:value-type="float" office:value="8.83611122844741" calcext:value-type="float">
            <text:p>8,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e koto</text:p>
          </table:table-cell>
          <table:table-cell office:value-type="date" office:date-value="2016-05-21" calcext:value-type="date">
            <text:p>2016-05-21</text:p>
          </table:table-cell>
          <table:table-cell office:value-type="float" office:value="4" calcext:value-type="float">
            <text:p>4</text:p>
          </table:table-cell>
          <table:table-cell table:formula="of:=RAND()*20" office:value-type="float" office:value="11.3421011040919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SUM([.$F$74:.$F$81])/8" office:value-type="float" office:value="8.83611122844741" calcext:value-type="float">
            <text:p>8,8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sgdasgdasg</text:p>
          </table:table-cell>
          <table:table-cell office:value-type="date" office:date-value="2016-05-24" calcext:value-type="date">
            <text:p>2016-05-24</text:p>
          </table:table-cell>
          <table:table-cell office:value-type="float" office:value="4" calcext:value-type="float">
            <text:p>4</text:p>
          </table:table-cell>
          <table:table-cell table:formula="of:=RAND()*20" office:value-type="float" office:value="17.0024561020546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SUM([.$F$82:.$F$89])/8" office:value-type="float" office:value="9.91690534865484" calcext:value-type="float">
            <text:p>9,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sgdasgdasg</text:p>
          </table:table-cell>
          <table:table-cell office:value-type="date" office:date-value="2016-05-24" calcext:value-type="date">
            <text:p>2016-05-24</text:p>
          </table:table-cell>
          <table:table-cell office:value-type="float" office:value="4" calcext:value-type="float">
            <text:p>4</text:p>
          </table:table-cell>
          <table:table-cell table:formula="of:=RAND()*20" office:value-type="float" office:value="5.4725830652751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SUM([.$F$82:.$F$89])/8" office:value-type="float" office:value="9.91690534865484" calcext:value-type="float">
            <text:p>9,9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sgdasgdasg</text:p>
          </table:table-cell>
          <table:table-cell office:value-type="date" office:date-value="2016-05-24" calcext:value-type="date">
            <text:p>2016-05-24</text:p>
          </table:table-cell>
          <table:table-cell office:value-type="float" office:value="4" calcext:value-type="float">
            <text:p>4</text:p>
          </table:table-cell>
          <table:table-cell table:formula="of:=RAND()*20" office:value-type="float" office:value="19.2800774774514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SUM([.$F$82:.$F$89])/8" office:value-type="float" office:value="9.91690534865484" calcext:value-type="float">
            <text:p>9,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sgdasgdasg</text:p>
          </table:table-cell>
          <table:table-cell office:value-type="date" office:date-value="2016-05-24" calcext:value-type="date">
            <text:p>2016-05-24</text:p>
          </table:table-cell>
          <table:table-cell office:value-type="float" office:value="4" calcext:value-type="float">
            <text:p>4</text:p>
          </table:table-cell>
          <table:table-cell table:formula="of:=RAND()*20" office:value-type="float" office:value="6.9097639224492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SUM([.$F$82:.$F$89])/8" office:value-type="float" office:value="9.91690534865484" calcext:value-type="float">
            <text:p>9,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sgdasgdasg</text:p>
          </table:table-cell>
          <table:table-cell office:value-type="date" office:date-value="2016-05-24" calcext:value-type="date">
            <text:p>2016-05-24</text:p>
          </table:table-cell>
          <table:table-cell office:value-type="float" office:value="4" calcext:value-type="float">
            <text:p>4</text:p>
          </table:table-cell>
          <table:table-cell table:formula="of:=RAND()*20" office:value-type="float" office:value="13.0600973521359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SUM([.$F$82:.$F$89])/8" office:value-type="float" office:value="9.91690534865484" calcext:value-type="float">
            <text:p>9,9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asgdasgdasg</text:p>
          </table:table-cell>
          <table:table-cell office:value-type="date" office:date-value="2016-05-24" calcext:value-type="date">
            <text:p>2016-05-24</text:p>
          </table:table-cell>
          <table:table-cell office:value-type="float" office:value="4" calcext:value-type="float">
            <text:p>4</text:p>
          </table:table-cell>
          <table:table-cell table:formula="of:=RAND()*20" office:value-type="float" office:value="0.891596649307758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$F$82:.$F$89])/8" office:value-type="float" office:value="9.91690534865484" calcext:value-type="float">
            <text:p>9,9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sgdasgdasg</text:p>
          </table:table-cell>
          <table:table-cell office:value-type="date" office:date-value="2016-05-24" calcext:value-type="date">
            <text:p>2016-05-24</text:p>
          </table:table-cell>
          <table:table-cell office:value-type="float" office:value="4" calcext:value-type="float">
            <text:p>4</text:p>
          </table:table-cell>
          <table:table-cell table:formula="of:=RAND()*20" office:value-type="float" office:value="8.9995849155820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SUM([.$F$82:.$F$89])/8" office:value-type="float" office:value="9.91690534865484" calcext:value-type="float">
            <text:p>9,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sgdasgdasg</text:p>
          </table:table-cell>
          <table:table-cell office:value-type="date" office:date-value="2016-05-24" calcext:value-type="date">
            <text:p>2016-05-24</text:p>
          </table:table-cell>
          <table:table-cell office:value-type="float" office:value="4" calcext:value-type="float">
            <text:p>4</text:p>
          </table:table-cell>
          <table:table-cell table:formula="of:=RAND()*20" office:value-type="float" office:value="7.71908330498263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SUM([.$F$82:.$F$89])/8" office:value-type="float" office:value="9.91690534865484" calcext:value-type="float">
            <text:p>9,9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ke</text:p>
          </table:table-cell>
          <table:table-cell office:value-type="date" office:date-value="2016-06-01" calcext:value-type="date">
            <text:p>2016-06-01</text:p>
          </table:table-cell>
          <table:table-cell office:value-type="float" office:value="4" calcext:value-type="float">
            <text:p>4</text:p>
          </table:table-cell>
          <table:table-cell table:formula="of:=RAND()*20" office:value-type="float" office:value="6.16448652697727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SUM([.$F$90:.$F$97])/8" office:value-type="float" office:value="11.7398491833592" calcext:value-type="float">
            <text:p>11,7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ke</text:p>
          </table:table-cell>
          <table:table-cell office:value-type="date" office:date-value="2016-06-01" calcext:value-type="date">
            <text:p>2016-06-01</text:p>
          </table:table-cell>
          <table:table-cell office:value-type="float" office:value="4" calcext:value-type="float">
            <text:p>4</text:p>
          </table:table-cell>
          <table:table-cell table:formula="of:=RAND()*20" office:value-type="float" office:value="9.53719935147092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SUM([.$F$90:.$F$97])/8" office:value-type="float" office:value="11.7398491833592" calcext:value-type="float">
            <text:p>11,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ke</text:p>
          </table:table-cell>
          <table:table-cell office:value-type="date" office:date-value="2016-06-01" calcext:value-type="date">
            <text:p>2016-06-01</text:p>
          </table:table-cell>
          <table:table-cell office:value-type="float" office:value="4" calcext:value-type="float">
            <text:p>4</text:p>
          </table:table-cell>
          <table:table-cell table:formula="of:=RAND()*20" office:value-type="float" office:value="15.9203561046161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SUM([.$F$90:.$F$97])/8" office:value-type="float" office:value="11.7398491833592" calcext:value-type="float">
            <text:p>11,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ke</text:p>
          </table:table-cell>
          <table:table-cell office:value-type="date" office:date-value="2016-06-01" calcext:value-type="date">
            <text:p>2016-06-01</text:p>
          </table:table-cell>
          <table:table-cell office:value-type="float" office:value="4" calcext:value-type="float">
            <text:p>4</text:p>
          </table:table-cell>
          <table:table-cell table:formula="of:=RAND()*20" office:value-type="float" office:value="16.9888601009734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SUM([.$F$90:.$F$97])/8" office:value-type="float" office:value="11.7398491833592" calcext:value-type="float">
            <text:p>11,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ke</text:p>
          </table:table-cell>
          <table:table-cell office:value-type="date" office:date-value="2016-06-01" calcext:value-type="date">
            <text:p>2016-06-01</text:p>
          </table:table-cell>
          <table:table-cell office:value-type="float" office:value="4" calcext:value-type="float">
            <text:p>4</text:p>
          </table:table-cell>
          <table:table-cell table:formula="of:=RAND()*20" office:value-type="float" office:value="8.52298052748665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SUM([.$F$90:.$F$97])/8" office:value-type="float" office:value="11.7398491833592" calcext:value-type="float">
            <text:p>11,7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ike</text:p>
          </table:table-cell>
          <table:table-cell office:value-type="date" office:date-value="2016-06-01" calcext:value-type="date">
            <text:p>2016-06-01</text:p>
          </table:table-cell>
          <table:table-cell office:value-type="float" office:value="4" calcext:value-type="float">
            <text:p>4</text:p>
          </table:table-cell>
          <table:table-cell table:formula="of:=RAND()*20" office:value-type="float" office:value="3.9571654307656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SUM([.$F$90:.$F$97])/8" office:value-type="float" office:value="11.7398491833592" calcext:value-type="float">
            <text:p>11,7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ke</text:p>
          </table:table-cell>
          <table:table-cell office:value-type="date" office:date-value="2016-06-01" calcext:value-type="date">
            <text:p>2016-06-01</text:p>
          </table:table-cell>
          <table:table-cell office:value-type="float" office:value="4" calcext:value-type="float">
            <text:p>4</text:p>
          </table:table-cell>
          <table:table-cell table:formula="of:=RAND()*20" office:value-type="float" office:value="18.0856135091744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SUM([.$F$90:.$F$97])/8" office:value-type="float" office:value="11.7398491833592" calcext:value-type="float">
            <text:p>11,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ke</text:p>
          </table:table-cell>
          <table:table-cell office:value-type="date" office:date-value="2016-06-01" calcext:value-type="date">
            <text:p>2016-06-01</text:p>
          </table:table-cell>
          <table:table-cell office:value-type="float" office:value="4" calcext:value-type="float">
            <text:p>4</text:p>
          </table:table-cell>
          <table:table-cell table:formula="of:=RAND()*20" office:value-type="float" office:value="14.7421319154091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SUM([.$F$90:.$F$97])/8" office:value-type="float" office:value="11.7398491833592" calcext:value-type="float">
            <text:p>11,7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jyxrncfh</text:p>
          </table:table-cell>
          <table:table-cell office:value-type="date" office:date-value="2016-06-03" calcext:value-type="date">
            <text:p>2016-06-03</text:p>
          </table:table-cell>
          <table:table-cell office:value-type="float" office:value="4" calcext:value-type="float">
            <text:p>4</text:p>
          </table:table-cell>
          <table:table-cell table:formula="of:=RAND()*20" office:value-type="float" office:value="14.8708603880368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SUM([.$F$98:.$F$105])/8" office:value-type="float" office:value="10.4588329250691" calcext:value-type="float">
            <text:p>10,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jyxrncfh</text:p>
          </table:table-cell>
          <table:table-cell office:value-type="date" office:date-value="2016-06-03" calcext:value-type="date">
            <text:p>2016-06-03</text:p>
          </table:table-cell>
          <table:table-cell office:value-type="float" office:value="4" calcext:value-type="float">
            <text:p>4</text:p>
          </table:table-cell>
          <table:table-cell table:formula="of:=RAND()*20" office:value-type="float" office:value="12.4983072397299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SUM([.$F$98:.$F$105])/8" office:value-type="float" office:value="10.4588329250691" calcext:value-type="float">
            <text:p>10,4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jyxrncfh</text:p>
          </table:table-cell>
          <table:table-cell office:value-type="date" office:date-value="2016-06-03" calcext:value-type="date">
            <text:p>2016-06-03</text:p>
          </table:table-cell>
          <table:table-cell office:value-type="float" office:value="4" calcext:value-type="float">
            <text:p>4</text:p>
          </table:table-cell>
          <table:table-cell table:formula="of:=RAND()*20" office:value-type="float" office:value="1.58095000544563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SUM([.$F$98:.$F$105])/8" office:value-type="float" office:value="10.4588329250691" calcext:value-type="float">
            <text:p>10,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jyxrncfh</text:p>
          </table:table-cell>
          <table:table-cell office:value-type="date" office:date-value="2016-06-03" calcext:value-type="date">
            <text:p>2016-06-03</text:p>
          </table:table-cell>
          <table:table-cell office:value-type="float" office:value="4" calcext:value-type="float">
            <text:p>4</text:p>
          </table:table-cell>
          <table:table-cell table:formula="of:=RAND()*20" office:value-type="float" office:value="9.38828550977632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SUM([.$F$98:.$F$105])/8" office:value-type="float" office:value="10.4588329250691" calcext:value-type="float">
            <text:p>10,4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jyxrncfh</text:p>
          </table:table-cell>
          <table:table-cell office:value-type="date" office:date-value="2016-06-03" calcext:value-type="date">
            <text:p>2016-06-03</text:p>
          </table:table-cell>
          <table:table-cell office:value-type="float" office:value="4" calcext:value-type="float">
            <text:p>4</text:p>
          </table:table-cell>
          <table:table-cell table:formula="of:=RAND()*20" office:value-type="float" office:value="9.49135484872386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SUM([.$F$98:.$F$105])/8" office:value-type="float" office:value="10.4588329250691" calcext:value-type="float">
            <text:p>10,46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jyxrncfh</text:p>
          </table:table-cell>
          <table:table-cell office:value-type="date" office:date-value="2016-06-03" calcext:value-type="date">
            <text:p>2016-06-03</text:p>
          </table:table-cell>
          <table:table-cell office:value-type="float" office:value="4" calcext:value-type="float">
            <text:p>4</text:p>
          </table:table-cell>
          <table:table-cell table:formula="of:=RAND()*20" office:value-type="float" office:value="9.89579571178183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SUM([.$F$98:.$F$105])/8" office:value-type="float" office:value="10.4588329250691" calcext:value-type="float">
            <text:p>10,4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jyxrncfh</text:p>
          </table:table-cell>
          <table:table-cell office:value-type="date" office:date-value="2016-06-03" calcext:value-type="date">
            <text:p>2016-06-03</text:p>
          </table:table-cell>
          <table:table-cell office:value-type="float" office:value="4" calcext:value-type="float">
            <text:p>4</text:p>
          </table:table-cell>
          <table:table-cell table:formula="of:=RAND()*20" office:value-type="float" office:value="10.8745927619748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SUM([.$F$98:.$F$105])/8" office:value-type="float" office:value="10.4588329250691" calcext:value-type="float">
            <text:p>10,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jyxrncfh</text:p>
          </table:table-cell>
          <table:table-cell office:value-type="date" office:date-value="2016-06-03" calcext:value-type="date">
            <text:p>2016-06-03</text:p>
          </table:table-cell>
          <table:table-cell office:value-type="float" office:value="4" calcext:value-type="float">
            <text:p>4</text:p>
          </table:table-cell>
          <table:table-cell table:formula="of:=RAND()*20" office:value-type="float" office:value="15.070516935084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SUM([.$F$98:.$F$105])/8" office:value-type="float" office:value="10.4588329250691" calcext:value-type="float">
            <text:p>10,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8" loext:min-decimal-places="8" number:min-integer-digits="1"/>
    </number:number-style>
    <number:number-style style:name="N108">
      <number:number number:decimal-places="7" loext:min-decimal-places="7" number:min-integer-digits="1"/>
    </number:number-style>
    <number:number-style style:name="N109">
      <number:number number:decimal-places="6" loext:min-decimal-places="6" number:min-integer-digits="1"/>
    </number:number-style>
    <number:number-style style:name="N110">
      <number:number number:decimal-places="5" loext:min-decimal-places="5"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1" loext:min-decimal-places="1" number:min-integer-digits="1"/>
    </number:number-style>
    <number:number-style style:name="N114">
      <number:number number:decimal-places="9" loext:min-decimal-places="9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2T02:14:09.560000000</meta:creation-date>
    <dc:date>2017-02-12T02:34:46.027000000</dc:date>
    <meta:editing-duration>PT4M4S</meta:editing-duration>
    <meta:editing-cycles>1</meta:editing-cycles>
    <meta:document-statistic meta:table-count="1" meta:cell-count="840" meta:object-count="0"/>
    <meta:generator>LibreOffice/5.0.2.2$Windows_x86 LibreOffice_project/37b43f919e4de5eeaca9b9755ed688758a8251fe</meta:generator>
  </office:meta>
</office:document-meta>
</file>